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249cm" fo:margin-left="3.752cm" table:align="left"/>
    </style:style>
    <style:style style:name="Table1.A" style:family="table-column">
      <style:table-column-properties style:column-width="1.663cm"/>
    </style:style>
    <style:style style:name="Table1.B" style:family="table-column">
      <style:table-column-properties style:column-width="0.637cm"/>
    </style:style>
    <style:style style:name="Table1.C" style:family="table-column">
      <style:table-column-properties style:column-width="10.9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249cm" fo:margin-left="3.752cm" table:align="left"/>
    </style:style>
    <style:style style:name="Table2.A" style:family="table-column">
      <style:table-column-properties style:column-width="1.676cm"/>
    </style:style>
    <style:style style:name="Table2.B" style:family="table-column">
      <style:table-column-properties style:column-width="0.637cm"/>
    </style:style>
    <style:style style:name="Table2.C" style:family="table-column">
      <style:table-column-properties style:column-width="10.93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499cm" fo:margin-left="2.501cm" table:align="left"/>
    </style:style>
    <style:style style:name="Table3.A" style:family="table-column">
      <style:table-column-properties style:column-width="2.692cm"/>
    </style:style>
    <style:style style:name="Table3.B" style:family="table-column">
      <style:table-column-properties style:column-width="0.637cm"/>
    </style:style>
    <style:style style:name="Table3.C" style:family="table-column">
      <style:table-column-properties style:column-width="11.17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372cm" fo:margin-left="2.501cm" table:align="left"/>
    </style:style>
    <style:style style:name="Table4.A" style:family="table-column">
      <style:table-column-properties style:column-width="2.521cm"/>
    </style:style>
    <style:style style:name="Table4.B" style:family="table-column">
      <style:table-column-properties style:column-width="0.637cm"/>
    </style:style>
    <style:style style:name="Table4.C" style:family="table-column">
      <style:table-column-properties style:column-width="11.215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top="0cm" fo:margin-bottom="0.499cm" style:contextual-spacing="false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Preformatted_20_Text" style:list-style-name="L6"/>
    <style:style style:name="P12" style:family="paragraph" style:parent-style-name="Preformatted_20_Text" style:list-style-name="L6">
      <style:paragraph-properties fo:margin-top="0cm" fo:margin-bottom="0.499cm" style:contextual-spacing="false"/>
    </style:style>
    <style:style style:name="P13" style:family="paragraph" style:parent-style-name="Preformatted_20_Text" style:list-style-name="L7"/>
    <style:style style:name="P14" style:family="paragraph" style:parent-style-name="Preformatted_20_Text" style:list-style-name="L7">
      <style:paragraph-properties fo:margin-top="0cm" fo:margin-bottom="0.499cm" style:contextual-spacing="false"/>
    </style:style>
    <style:style style:name="P15" style:family="paragraph" style:parent-style-name="Preformatted_20_Text" style:list-style-name="L8"/>
    <style:style style:name="P16" style:family="paragraph" style:parent-style-name="Preformatted_20_Text" style:list-style-name="L8">
      <style:paragraph-properties fo:margin-top="0cm" fo:margin-bottom="0.499cm" style:contextual-spacing="false"/>
    </style:style>
    <style:style style:name="P17" style:family="paragraph" style:parent-style-name="Standard">
      <style:paragraph-properties fo:margin-top="0cm" fo:margin-bottom="0.499cm" style:contextual-spacing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ext_20_body">
      <style:paragraph-properties fo:margin-top="0cm" fo:margin-bottom="0cm" style:contextual-spacing="false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P32" style:family="paragraph" style:parent-style-name="Text_20_body" style:list-style-name="L7"/>
    <style:style style:name="P33" style:family="paragraph" style:parent-style-name="Text_20_body" style:list-style-name="L7">
      <style:paragraph-properties fo:margin-top="0cm" fo:margin-bottom="0cm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tyle="italic"/>
    </style:style>
    <style:style style:name="T4" style:family="text">
      <style:text-properties style:text-position="-8% 80%"/>
    </style:style>
    <style:style style:name="T5" style:family="text">
      <style:text-properties style:text-position="33% 80%"/>
    </style:style>
    <style:style style:name="T6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Signal &amp; Image Processing</text:span> </text:p>
      <text:p text:style-name="Horizontal_20_Line"/>
      <text:p text:style-name="P19"/>
      <text:p text:style-name="Text_20_body"><text:bookmark text:name="conv"/><text:span text:style-name="T1">conv( A, B )</text:span> <text:line-break/><text:span text:style-name="T1">conv( A, B, shape )</text:span> </text:p>
      <text:list xml:id="list3442611607" text:style-name="L1">
        <text:list-item>
          <text:p text:style-name="P21">1D convolution of vectors <text:span text:style-name="T3">A</text:span> and <text:span text:style-name="T3">B</text:span> </text:p>
        </text:list-item>
        <text:list-item>
          <text:p text:style-name="P21">The orientation of the result vector is the same as the orientation of <text:span text:style-name="T3">A</text:span> (ie. either column or row vector) </text:p>
        </text:list-item>
        <text:list-item>
          <text:p text:style-name="P21">The <text:span text:style-name="T3">shape</text:span> argument is optional; it is one of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<text:span text:style-name="Source_20_Text">"full"</text:span></text:p>
          </table:table-cell>
          <table:table-cell table:style-name="Table1.A1" office:value-type="string">
            <text:p text:style-name="Table_20_Contents"> = </text:p>
          </table:table-cell>
          <table:table-cell table:style-name="Table1.A1" office:value-type="string">
            <text:p text:style-name="Table_20_Contents">return the full convolution (<text:span text:style-name="T1">default setting</text:span>), with the size equal to <text:span text:style-name="T3">A.n_elem + B.n_elem - 1</text:span></text:p>
          </table:table-cell>
        </table:table-row>
        <table:table-row>
          <table:table-cell table:style-name="Table1.A1" office:value-type="string">
            <text:p text:style-name="P18"><text:span text:style-name="Source_20_Text">"same"</text:span></text:p>
          </table:table-cell>
          <table:table-cell table:style-name="Table1.A1" office:value-type="string">
            <text:p text:style-name="Table_20_Contents"> = </text:p>
          </table:table-cell>
          <table:table-cell table:style-name="Table1.A1" office:value-type="string">
            <text:p text:style-name="Table_20_Contents">return the central part of the convolution, with the same size as vector <text:span text:style-name="T3">A</text:span></text:p>
          </table:table-cell>
        </table:table-row>
      </table:table>
      <text:list xml:id="list30016273041004" text:continue-numbering="true" text:style-name="L1">
        <text:list-header>
          <text:p text:style-name="P21"/>
        </text:list-header>
        <text:list-item>
          <text:p text:style-name="P21">The convolution operation is also equivalent to FIR filtering </text:p>
        </text:list-item>
        <text:list-item>
          <text:p text:style-name="P20">Examples: </text:p>
          <text:list>
            <text:list-header>
              <text:p text:style-name="P1">vec A(256, fill::randu);</text:p>
              <text:p text:style-name="P1"/>
              <text:p text:style-name="P1">vec B(16, fill::randu);</text:p>
              <text:p text:style-name="P1"/>
              <text:p text:style-name="P1">vec C = conv(A, B);</text:p>
              <text:p text:style-name="P1"/>
              <text:p text:style-name="P2">vec D = conv(A, B, "same");</text:p>
            </text:list-header>
          </text:list>
          <text:p text:style-name="P21"/>
        </text:list-item>
        <text:list-item>
          <text:p text:style-name="P21">See also: </text:p>
          <text:list>
            <text:list-item>
              <text:p text:style-name="P21"><text:a xlink:type="simple" xlink:href="https://arma.sourceforge.net/docs.html#conv2" text:style-name="Internet_20_link" text:visited-style-name="Visited_20_Internet_20_Link">conv2()</text:a> </text:p>
            </text:list-item>
            <text:list-item>
              <text:p text:style-name="P21"><text:a xlink:type="simple" xlink:href="https://arma.sourceforge.net/docs.html#fft" text:style-name="Internet_20_link" text:visited-style-name="Visited_20_Internet_20_Link">fft()</text:a> </text:p>
            </text:list-item>
            <text:list-item>
              <text:p text:style-name="P21"><text:a xlink:type="simple" xlink:href="https://arma.sourceforge.net/docs.html#cor" text:style-name="Internet_20_link" text:visited-style-name="Visited_20_Internet_20_Link">cor()</text:a> </text:p>
            </text:list-item>
            <text:list-item>
              <text:p text:style-name="P21"><text:a xlink:type="simple" xlink:href="https://arma.sourceforge.net/docs.html#interp1" text:style-name="Internet_20_link" text:visited-style-name="Visited_20_Internet_20_Link">interp1()</text:a> </text:p>
            </text:list-item>
            <text:list-item>
              <text:p text:style-name="P21"><text:a xlink:type="simple" xlink:href="https://mathworld.wolfram.com/Convolution.html" text:style-name="Internet_20_link" text:visited-style-name="Visited_20_Internet_20_Link">Convolution in MathWorld</text:a> </text:p>
            </text:list-item>
            <text:list-item>
              <text:p text:style-name="P21"><text:a xlink:type="simple" xlink:href="https://en.wikipedia.org/wiki/Convolution" text:style-name="Internet_20_link" text:visited-style-name="Visited_20_Internet_20_Link">Convolution in Wikipedia</text:a> </text:p>
            </text:list-item>
            <text:list-item>
              <text:p text:style-name="P21"><text:a xlink:type="simple" xlink:href="https://en.wikipedia.org/wiki/Finite_impulse_response" text:style-name="Internet_20_link" text:visited-style-name="Visited_20_Internet_20_Link">FIR filter in Wikipedia</text:a> </text:p>
            </text:list-item>
          </text:list>
          <text:p text:style-name="P20"/>
        </text:list-item>
      </text:list>
      <text:p text:style-name="Horizontal_20_Line"/>
      <text:p text:style-name="P19"/>
      <text:p text:style-name="Text_20_body"><text:bookmark text:name="conv2"/><text:span text:style-name="T1">conv2( A, B )</text:span> <text:line-break/><text:span text:style-name="T1">conv2( A, B, shape )</text:span> </text:p>
      <text:list xml:id="list1004238878" text:style-name="L2">
        <text:list-item>
          <text:p text:style-name="P23">2D convolution of matrices <text:span text:style-name="T3">A</text:span> and <text:span text:style-name="T3">B</text:span> </text:p>
        </text:list-item>
        <text:list-item>
          <text:p text:style-name="P23">The <text:span text:style-name="T3">shape</text:span> argument is optional; it is one of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<text:span text:style-name="Source_20_Text">"full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return the full convolution (<text:span text:style-name="T1">default setting</text:span>), with the size equal to <text:span text:style-name="T3">size(A) + size(B) - 1</text:span></text:p>
          </table:table-cell>
        </table:table-row>
        <table:table-row>
          <table:table-cell table:style-name="Table2.A1" office:value-type="string">
            <text:p text:style-name="P18"><text:span text:style-name="Source_20_Text">"same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return the central part of the convolution, with the same size as matrix <text:span text:style-name="T3">A</text:span></text:p>
          </table:table-cell>
        </table:table-row>
      </table:table>
      <text:list xml:id="list30016440410880" text:continue-numbering="true" text:style-name="L2">
        <text:list-header>
          <text:p text:style-name="P23"/>
        </text:list-header>
        <text:list-item>
          <text:p text:style-name="P23"><text:soft-page-break/>The implementation of 2D convolution in this version is preliminary </text:p>
        </text:list-item>
        <text:list-item>
          <text:p text:style-name="P22">Examples: </text:p>
          <text:list>
            <text:list-header>
              <text:p text:style-name="P3">mat A(256, 256, fill::randu);</text:p>
              <text:p text:style-name="P3"/>
              <text:p text:style-name="P3">mat B(16, 16, fill::randu);</text:p>
              <text:p text:style-name="P3"/>
              <text:p text:style-name="P3">mat C = conv2(A, B);</text:p>
              <text:p text:style-name="P3"/>
              <text:p text:style-name="P4">mat D = conv2(A, B, "same");</text:p>
            </text:list-header>
          </text:list>
          <text:p text:style-name="P23"/>
        </text:list-item>
        <text:list-item>
          <text:p text:style-name="P23">See also: </text:p>
          <text:list>
            <text:list-item>
              <text:p text:style-name="P23"><text:a xlink:type="simple" xlink:href="https://arma.sourceforge.net/docs.html#conv" text:style-name="Internet_20_link" text:visited-style-name="Visited_20_Internet_20_Link">conv()</text:a> </text:p>
            </text:list-item>
            <text:list-item>
              <text:p text:style-name="P23"><text:a xlink:type="simple" xlink:href="https://arma.sourceforge.net/docs.html#fft2" text:style-name="Internet_20_link" text:visited-style-name="Visited_20_Internet_20_Link">fft2()</text:a> </text:p>
            </text:list-item>
            <text:list-item>
              <text:p text:style-name="P23"><text:a xlink:type="simple" xlink:href="https://arma.sourceforge.net/docs.html#interp2" text:style-name="Internet_20_link" text:visited-style-name="Visited_20_Internet_20_Link">interp2()</text:a> </text:p>
            </text:list-item>
            <text:list-item>
              <text:p text:style-name="P23"><text:a xlink:type="simple" xlink:href="https://mathworld.wolfram.com/Convolution.html" text:style-name="Internet_20_link" text:visited-style-name="Visited_20_Internet_20_Link">Convolution in MathWorld</text:a> </text:p>
            </text:list-item>
            <text:list-item>
              <text:p text:style-name="P23"><text:a xlink:type="simple" xlink:href="https://en.wikipedia.org/wiki/Convolution" text:style-name="Internet_20_link" text:visited-style-name="Visited_20_Internet_20_Link">Convolution in Wikipedia</text:a> </text:p>
            </text:list-item>
            <text:list-item>
              <text:p text:style-name="P23"><text:a xlink:type="simple" xlink:href="https://en.wikipedia.org/wiki/Kernel_%28image_processing%29" text:style-name="Internet_20_link" text:visited-style-name="Visited_20_Internet_20_Link">Kernel (image processing) in Wikipedia</text:a> </text:p>
            </text:list-item>
          </text:list>
          <text:p text:style-name="P22"/>
        </text:list-item>
      </text:list>
      <text:p text:style-name="Horizontal_20_Line"/>
      <text:p text:style-name="P19"/>
      <text:p text:style-name="Text_20_body"><text:bookmark text:name="fft"/><text:span text:style-name="T1">cx_mat Y =  fft( X )</text:span><text:line-break/><text:span text:style-name="T1">cx_mat Y =  fft( X, n )</text:span><text:line-break/><text:line-break/><text:span text:style-name="T1">cx_mat Z = ifft( cx_mat Y )</text:span><text:line-break/><text:span text:style-name="T1">cx_mat Z = ifft( cx_mat Y, n )</text:span></text:p>
      <text:list xml:id="list2878070237" text:style-name="L3">
        <text:list-item>
          <text:p text:style-name="P25"><text:span text:style-name="T3">fft():</text:span> fast Fourier transform of a vector or matrix (real or complex) </text:p>
        </text:list-item>
        <text:list-item>
          <text:p text:style-name="P25"><text:span text:style-name="T3">ifft():</text:span> inverse fast Fourier transform of a vector or matrix (complex only) </text:p>
        </text:list-item>
        <text:list-item>
          <text:p text:style-name="P25">If given a matrix, the transform is done on each column vector of the matrix </text:p>
        </text:list-item>
        <text:list-item>
          <text:p text:style-name="P25">The optional <text:span text:style-name="T3">n</text:span> argument specifies the transform length: </text:p>
          <text:list>
            <text:list-item>
              <text:p text:style-name="P25">if <text:span text:style-name="T3">n</text:span> is larger than the length of the input vector, a zero-padded version of the vector is used </text:p>
            </text:list-item>
            <text:list-item>
              <text:p text:style-name="P25">if <text:span text:style-name="T3">n</text:span> is smaller than the length of the input vector, only the first <text:span text:style-name="T3">n</text:span> elements of the vector are used </text:p>
            </text:list-item>
          </text:list>
          <text:p text:style-name="P25"/>
        </text:list-item>
        <text:list-item>
          <text:p text:style-name="P25">If <text:span text:style-name="T3">n</text:span> is not specified, the transform length is the same as the length of the input vector </text:p>
        </text:list-item>
        <text:list-item>
          <text:p text:style-name="P25"><text:span text:style-name="T1">Caveat:</text:span> the transform is fastest when the transform length is a power of 2, eg. 64, 128, 256, 512, 1024, ... </text:p>
        </text:list-item>
        <text:list-item>
          <text:p text:style-name="P25">By default, an internal FFT algorithm based on <text:a xlink:type="simple" xlink:href="https://github.com/mborgerding/kissfft" text:style-name="Internet_20_link" text:visited-style-name="Visited_20_Internet_20_Link">KISS FFT</text:a> is used </text:p>
        </text:list-item>
        <text:list-item>
          <text:p text:style-name="P25">Since Armadillo 12.0, the <text:a xlink:type="simple" xlink:href="https://www.fftw.org/" text:style-name="Internet_20_link" text:visited-style-name="Visited_20_Internet_20_Link">FFTW3 library</text:a> can be optionally used for faster execution, as follows: </text:p>
          <text:list>
            <text:list-item>
              <text:p text:style-name="P25"><text:a xlink:type="simple" xlink:href="https://arma.sourceforge.net/docs.html#config_hpp" text:style-name="Internet_20_link" text:visited-style-name="Visited_20_Internet_20_Link">ARMA_USE_FFTW3</text:a> must be defined before including the armadillo header: <text:line-break/><text:span text:style-name="Source_20_Text">#define ARMA_USE_FFTW3 <text:line-break/>#include &lt;armadillo&gt; </text:span></text:p>
            </text:list-item>
            <text:list-item>
              <text:p text:style-name="P25">you will also need to link with the FFTW3 runtime library (eg. <text:span text:style-name="Source_20_Text"><text:span text:style-name="T3">-lfftw3</text:span></text:span>) </text:p>
            </text:list-item>
          </text:list>
          <text:p text:style-name="P25"/>
        </text:list-item>
        <text:list-item>
          <text:p text:style-name="P24"><text:soft-page-break/>Examples: </text:p>
          <text:list>
            <text:list-header>
              <text:p text:style-name="P5"><text:s text:c="3"/>vec X(100, fill::randu);</text:p>
              <text:p text:style-name="P5"><text:s text:c="3"/></text:p>
              <text:p text:style-name="P6">cx_vec Y = fft(X, 128);</text:p>
            </text:list-header>
          </text:list>
          <text:p text:style-name="P25"/>
        </text:list-item>
        <text:list-item>
          <text:p text:style-name="P25">See also: </text:p>
          <text:list>
            <text:list-item>
              <text:p text:style-name="P25"><text:a xlink:type="simple" xlink:href="https://arma.sourceforge.net/docs.html#fft2" text:style-name="Internet_20_link" text:visited-style-name="Visited_20_Internet_20_Link">fft2()</text:a> </text:p>
            </text:list-item>
            <text:list-item>
              <text:p text:style-name="P25"><text:a xlink:type="simple" xlink:href="https://arma.sourceforge.net/docs.html#conv" text:style-name="Internet_20_link" text:visited-style-name="Visited_20_Internet_20_Link">conv()</text:a> </text:p>
            </text:list-item>
            <text:list-item>
              <text:p text:style-name="P25"><text:a xlink:type="simple" xlink:href="https://arma.sourceforge.net/docs.html#imag_real" text:style-name="Internet_20_link" text:visited-style-name="Visited_20_Internet_20_Link">real()</text:a> </text:p>
            </text:list-item>
            <text:list-item>
              <text:p text:style-name="P25"><text:a xlink:type="simple" xlink:href="https://mathworld.wolfram.com/FastFourierTransform.html" text:style-name="Internet_20_link" text:visited-style-name="Visited_20_Internet_20_Link">fast Fourier transform in MathWorld</text:a> </text:p>
            </text:list-item>
            <text:list-item>
              <text:p text:style-name="P25"><text:a xlink:type="simple" xlink:href="https://en.wikipedia.org/wiki/Fast_Fourier_transform" text:style-name="Internet_20_link" text:visited-style-name="Visited_20_Internet_20_Link">fast Fourier transform in Wikipedia</text:a> </text:p>
            </text:list-item>
          </text:list>
          <text:p text:style-name="P24"/>
        </text:list-item>
      </text:list>
      <text:p text:style-name="Horizontal_20_Line"/>
      <text:p text:style-name="P19"/>
      <text:p text:style-name="Text_20_body"><text:bookmark text:name="fft2"/><text:span text:style-name="T1">cx_mat Y =  fft2( X )</text:span><text:line-break/><text:span text:style-name="T1">cx_mat Y =  fft2( X, n_rows, n_cols )</text:span><text:line-break/><text:line-break/><text:span text:style-name="T1">cx_mat Z = ifft2( cx_mat Y )</text:span><text:line-break/><text:span text:style-name="T1">cx_mat Z = ifft2( cx_mat Y, n_rows, n_cols )</text:span></text:p>
      <text:list xml:id="list3305058139" text:style-name="L4">
        <text:list-item>
          <text:p text:style-name="P27"><text:span text:style-name="T3">fft2():</text:span> 2D fast Fourier transform of a matrix (real or complex) </text:p>
        </text:list-item>
        <text:list-item>
          <text:p text:style-name="P27"><text:span text:style-name="T3">ifft2():</text:span> 2D inverse fast Fourier transform of a matrix (complex only) </text:p>
        </text:list-item>
        <text:list-item>
          <text:p text:style-name="P27">The optional arguments <text:span text:style-name="T3">n_rows</text:span> and <text:span text:style-name="T3">n_cols</text:span> specify the size of the transform; a truncated and/or zero-padded version of the input matrix is used </text:p>
        </text:list-item>
        <text:list-item>
          <text:p text:style-name="P27"><text:span text:style-name="T1">Caveat:</text:span> the transform is fastest when both <text:span text:style-name="T3">n_rows</text:span> and <text:span text:style-name="T3">n_cols</text:span> are a power of 2, eg. 64, 128, 256, 512, 1024, ... </text:p>
        </text:list-item>
        <text:list-item>
          <text:p text:style-name="P27">The implementation of the 2D transform in this version is preliminary </text:p>
        </text:list-item>
        <text:list-item>
          <text:p text:style-name="P26">Examples: </text:p>
          <text:list>
            <text:list-header>
              <text:p text:style-name="P7"><text:s text:c="3"/>mat A(100, 100, fill::randu);</text:p>
              <text:p text:style-name="P7"><text:s text:c="3"/></text:p>
              <text:p text:style-name="P7">cx_mat B = fft2(A);</text:p>
              <text:p text:style-name="P8">cx_mat C = fft2(A, 128, 128);</text:p>
            </text:list-header>
          </text:list>
          <text:p text:style-name="P27"/>
        </text:list-item>
        <text:list-item>
          <text:p text:style-name="P27">See also: </text:p>
          <text:list>
            <text:list-item>
              <text:p text:style-name="P27"><text:a xlink:type="simple" xlink:href="https://arma.sourceforge.net/docs.html#fft" text:style-name="Internet_20_link" text:visited-style-name="Visited_20_Internet_20_Link">fft()</text:a> </text:p>
            </text:list-item>
            <text:list-item>
              <text:p text:style-name="P27"><text:a xlink:type="simple" xlink:href="https://arma.sourceforge.net/docs.html#conv2" text:style-name="Internet_20_link" text:visited-style-name="Visited_20_Internet_20_Link">conv2()</text:a> </text:p>
            </text:list-item>
            <text:list-item>
              <text:p text:style-name="P27"><text:a xlink:type="simple" xlink:href="https://arma.sourceforge.net/docs.html#imag_real" text:style-name="Internet_20_link" text:visited-style-name="Visited_20_Internet_20_Link">real()</text:a> </text:p>
            </text:list-item>
            <text:list-item>
              <text:p text:style-name="P27"><text:a xlink:type="simple" xlink:href="https://mathworld.wolfram.com/FastFourierTransform.html" text:style-name="Internet_20_link" text:visited-style-name="Visited_20_Internet_20_Link">fast Fourier transform in MathWorld</text:a> </text:p>
            </text:list-item>
            <text:list-item>
              <text:p text:style-name="P27"><text:a xlink:type="simple" xlink:href="https://en.wikipedia.org/wiki/Fast_Fourier_transform" text:style-name="Internet_20_link" text:visited-style-name="Visited_20_Internet_20_Link">fast Fourier transform in Wikipedia</text:a> </text:p>
            </text:list-item>
          </text:list>
          <text:p text:style-name="P26"/>
        </text:list-item>
      </text:list>
      <text:p text:style-name="Horizontal_20_Line"/>
      <text:p text:style-name="P19"/>
      <text:p text:style-name="Text_20_body"><text:bookmark text:name="interp1"/><text:soft-page-break/><text:span text:style-name="T1">interp1( X, Y, XI, YI )</text:span> <text:line-break/><text:span text:style-name="T1">interp1( X, Y, XI, YI, method )</text:span> <text:line-break/><text:span text:style-name="T1">interp1( X, Y, XI, YI, method, extrapolation_value )</text:span> </text:p>
      <text:list xml:id="list2102691356" text:style-name="L5">
        <text:list-item>
          <text:p text:style-name="P29">1D data interpolation </text:p>
        </text:list-item>
        <text:list-item>
          <text:p text:style-name="P29">Given a 1D function specified in vectors <text:span text:style-name="T3">X</text:span> and <text:span text:style-name="T3">Y</text:span> (where <text:span text:style-name="T3">X</text:span> specifies locations and <text:span text:style-name="T3">Y</text:span> specifies the corresponding values), <text:line-break/>generate vector <text:span text:style-name="T3">YI</text:span> which contains interpolated values at locations <text:span text:style-name="T3">XI</text:span> </text:p>
        </text:list-item>
        <text:list-item>
          <text:p text:style-name="P29">The <text:span text:style-name="T3">method</text:span> argument is optional; it is one of: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span text:style-name="Source_20_Text">"nearest"</text:span></text:p>
          </table:table-cell>
          <table:table-cell table:style-name="Table3.A1" office:value-type="string">
            <text:p text:style-name="Table_20_Contents"> = </text:p>
          </table:table-cell>
          <table:table-cell table:style-name="Table3.A1" office:value-type="string">
            <text:p text:style-name="Table_20_Contents">interpolate using single nearest neighbour</text:p>
          </table:table-cell>
        </table:table-row>
        <table:table-row>
          <table:table-cell table:style-name="Table3.A1" office:value-type="string">
            <text:p text:style-name="P18"><text:span text:style-name="Source_20_Text">"linear"</text:span></text:p>
          </table:table-cell>
          <table:table-cell table:style-name="Table3.A1" office:value-type="string">
            <text:p text:style-name="Table_20_Contents"> = </text:p>
          </table:table-cell>
          <table:table-cell table:style-name="Table3.A1" office:value-type="string">
            <text:p text:style-name="Table_20_Contents">linear interpolation between two nearest neighbours (<text:span text:style-name="T1">default setting</text:span>)</text:p>
          </table:table-cell>
        </table:table-row>
        <table:table-row>
          <table:table-cell table:style-name="Table3.A1" office:value-type="string">
            <text:p text:style-name="P18"><text:span text:style-name="Source_20_Text">"*nearest"</text:span></text:p>
          </table:table-cell>
          <table:table-cell table:style-name="Table3.A1" office:value-type="string">
            <text:p text:style-name="Table_20_Contents"> = </text:p>
          </table:table-cell>
          <table:table-cell table:style-name="Table3.A1" office:value-type="string">
            <text:p text:style-name="Table_20_Contents">as per <text:span text:style-name="Source_20_Text">"nearest"</text:span>, but faster by assuming that <text:span text:style-name="T3">X</text:span> and <text:span text:style-name="T3">XI</text:span> are monotonically increasing</text:p>
          </table:table-cell>
        </table:table-row>
        <table:table-row>
          <table:table-cell table:style-name="Table3.A1" office:value-type="string">
            <text:p text:style-name="P18"><text:span text:style-name="Source_20_Text">"*linear"</text:span></text:p>
          </table:table-cell>
          <table:table-cell table:style-name="Table3.A1" office:value-type="string">
            <text:p text:style-name="Table_20_Contents"> = </text:p>
          </table:table-cell>
          <table:table-cell table:style-name="Table3.A1" office:value-type="string">
            <text:p text:style-name="Table_20_Contents">as per <text:span text:style-name="Source_20_Text">"linear"</text:span>, but faster by assuming that <text:span text:style-name="T3">X</text:span> and <text:span text:style-name="T3">XI</text:span> are monotonically increasing</text:p>
          </table:table-cell>
        </table:table-row>
      </table:table>
      <text:list xml:id="list30016077248630" text:continue-numbering="true" text:style-name="L5">
        <text:list-header>
          <text:p text:style-name="P29"/>
        </text:list-header>
        <text:list-item>
          <text:p text:style-name="P29">If a location in <text:span text:style-name="T3">XI</text:span> is outside the domain of <text:span text:style-name="T3">X</text:span>, the corresponding value in <text:span text:style-name="T3">YI</text:span> is set to <text:span text:style-name="T3">extrapolation_value</text:span> </text:p>
        </text:list-item>
        <text:list-item>
          <text:p text:style-name="P29">The <text:span text:style-name="T3">extrapolation_value</text:span> argument is optional; by default it is <text:a xlink:type="simple" xlink:href="https://arma.sourceforge.net/docs.html#constants" text:style-name="Internet_20_link" text:visited-style-name="Visited_20_Internet_20_Link">datum::nan</text:a> (not-a-number) </text:p>
        </text:list-item>
        <text:list-item>
          <text:p text:style-name="P28">Examples: </text:p>
          <text:list>
            <text:list-header>
              <text:p text:style-name="P9">vec x = linspace&lt;vec&gt;(0, 3, 20);</text:p>
              <text:p text:style-name="P9">vec y = square(x);</text:p>
              <text:p text:style-name="P9"/>
              <text:p text:style-name="P9">vec xx = linspace&lt;vec&gt;(0, 3, 100);</text:p>
              <text:p text:style-name="P9"/>
              <text:p text:style-name="P9">vec yy;</text:p>
              <text:p text:style-name="P9"/>
              <text:p text:style-name="P9">interp1(x, y, xx, yy); <text:s/>// use linear interpolation by default</text:p>
              <text:p text:style-name="P9"/>
              <text:p text:style-name="P9">interp1(x, y, xx, yy, "*linear"); <text:s/>// faster than "linear"</text:p>
              <text:p text:style-name="P9"/>
              <text:p text:style-name="P10">interp1(x, y, xx, yy, "nearest");</text:p>
            </text:list-header>
          </text:list>
          <text:p text:style-name="P29"/>
        </text:list-item>
        <text:list-item>
          <text:p text:style-name="P29">See also: </text:p>
          <text:list>
            <text:list-item>
              <text:p text:style-name="P29"><text:a xlink:type="simple" xlink:href="https://arma.sourceforge.net/docs.html#interp2" text:style-name="Internet_20_link" text:visited-style-name="Visited_20_Internet_20_Link">interp2()</text:a> </text:p>
            </text:list-item>
            <text:list-item>
              <text:p text:style-name="P29"><text:a xlink:type="simple" xlink:href="https://arma.sourceforge.net/docs.html#polyval" text:style-name="Internet_20_link" text:visited-style-name="Visited_20_Internet_20_Link">polyval()</text:a> </text:p>
            </text:list-item>
            <text:list-item>
              <text:p text:style-name="P29"><text:a xlink:type="simple" xlink:href="https://arma.sourceforge.net/docs.html#linspace" text:style-name="Internet_20_link" text:visited-style-name="Visited_20_Internet_20_Link">linspace()</text:a> </text:p>
            </text:list-item>
            <text:list-item>
              <text:p text:style-name="P29"><text:a xlink:type="simple" xlink:href="https://arma.sourceforge.net/docs.html#regspace" text:style-name="Internet_20_link" text:visited-style-name="Visited_20_Internet_20_Link">regspace()</text:a> </text:p>
            </text:list-item>
            <text:list-item>
              <text:p text:style-name="P29"><text:a xlink:type="simple" xlink:href="https://arma.sourceforge.net/docs.html#conv" text:style-name="Internet_20_link" text:visited-style-name="Visited_20_Internet_20_Link">conv()</text:a> </text:p>
            </text:list-item>
            <text:list-item>
              <text:p text:style-name="P29"><text:a xlink:type="simple" xlink:href="https://en.wikipedia.org/wiki/Interpolation" text:style-name="Internet_20_link" text:visited-style-name="Visited_20_Internet_20_Link">interpolation in Wikipedia</text:a> </text:p>
            </text:list-item>
          </text:list>
          <text:p text:style-name="P28"/>
        </text:list-item>
      </text:list>
      <text:p text:style-name="Horizontal_20_Line"/>
      <text:p text:style-name="P19"/>
      <text:p text:style-name="Text_20_body"><text:bookmark text:name="interp2"/><text:span text:style-name="T1">interp2( X, Y, Z, XI, YI, ZI )</text:span> <text:line-break/><text:span text:style-name="T1">interp2( X, Y, Z, XI, YI, ZI, method )</text:span> <text:line-break/><text:span text:style-name="T1">interp2( X, Y, Z, XI, YI, ZI, method, extrapolation_value )</text:span> </text:p>
      <text:list xml:id="list4197416199" text:style-name="L6">
        <text:list-item>
          <text:p text:style-name="P31"><text:soft-page-break/>2D data interpolation </text:p>
        </text:list-item>
        <text:list-item>
          <text:p text:style-name="P31">Given a 2D function specified by matrix <text:span text:style-name="T3">Z</text:span> with coordinates given by vectors <text:span text:style-name="T3">X</text:span> and <text:span text:style-name="T3">Y</text:span>, <text:line-break/>generate matrix <text:span text:style-name="T3">ZI</text:span> which contains interpolated values at the coordinates given by vectors <text:span text:style-name="T3">XI</text:span> and <text:span text:style-name="T3">YI</text:span> </text:p>
        </text:list-item>
        <text:list-item>
          <text:p text:style-name="P31">The vector pairs <text:span text:style-name="T3">(X, Y)</text:span> and <text:span text:style-name="T3">(XI, YI)</text:span> define 2D coordinates in a grid; <text:line-break/>for example, <text:span text:style-name="T3">X</text:span> defines the horizontal coordinates and <text:span text:style-name="T3">Y</text:span> defines the corresponding vertical coordinates, <text:line-break/>so that ( <text:span text:style-name="T3">X(m)</text:span>, <text:span text:style-name="T3">Y(n) )</text:span> is the 2D coordinate of element <text:span text:style-name="T3">Z(n,m)</text:span> </text:p>
        </text:list-item>
        <text:list-item>
          <text:p text:style-name="P31">The length of vector <text:span text:style-name="T3">X</text:span> must be equal to the number of columns in matrix <text:span text:style-name="T3">Z</text:span> </text:p>
        </text:list-item>
        <text:list-item>
          <text:p text:style-name="P31">The length of vector <text:span text:style-name="T3">Y</text:span> must be equal to the number of rows in matrix <text:span text:style-name="T3">Z</text:span> </text:p>
        </text:list-item>
        <text:list-item>
          <text:p text:style-name="P31">Vectors <text:span text:style-name="T3">X</text:span>, <text:span text:style-name="T3">Y</text:span>, <text:span text:style-name="T3">XI</text:span>, <text:span text:style-name="T3">YI</text:span> must contain monotonically increasing values (eg. 0.1, 0.2, 0.3, ...) </text:p>
        </text:list-item>
        <text:list-item>
          <text:p text:style-name="P31">The <text:span text:style-name="T3">method</text:span> argument is optional; it is one of: 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<text:span text:style-name="Source_20_Text">"nearest"</text:span></text:p>
          </table:table-cell>
          <table:table-cell table:style-name="Table4.A1" office:value-type="string">
            <text:p text:style-name="Table_20_Contents"> = </text:p>
          </table:table-cell>
          <table:table-cell table:style-name="Table4.A1" office:value-type="string">
            <text:p text:style-name="Table_20_Contents">interpolate using nearest neighbours</text:p>
          </table:table-cell>
        </table:table-row>
        <table:table-row>
          <table:table-cell table:style-name="Table4.A1" office:value-type="string">
            <text:p text:style-name="P18"><text:span text:style-name="Source_20_Text">"linear"</text:span></text:p>
          </table:table-cell>
          <table:table-cell table:style-name="Table4.A1" office:value-type="string">
            <text:p text:style-name="Table_20_Contents"> = </text:p>
          </table:table-cell>
          <table:table-cell table:style-name="Table4.A1" office:value-type="string">
            <text:p text:style-name="Table_20_Contents">linear interpolation between nearest neighbours (<text:span text:style-name="T1">default setting</text:span>)</text:p>
          </table:table-cell>
        </table:table-row>
      </table:table>
      <text:list xml:id="list30017862520162" text:continue-numbering="true" text:style-name="L6">
        <text:list-header>
          <text:p text:style-name="P31"/>
        </text:list-header>
        <text:list-item>
          <text:p text:style-name="P31">If a coordinate in the 2D grid specified by <text:span text:style-name="T3">(XI, YI)</text:span> is outside the domain of the 2D grid specified by <text:span text:style-name="T3">(X, Y)</text:span>, <text:line-break/>the corresponding value in <text:span text:style-name="T3">ZI</text:span> is set to <text:span text:style-name="T3">extrapolation_value</text:span> </text:p>
        </text:list-item>
        <text:list-item>
          <text:p text:style-name="P31">The <text:span text:style-name="T3">extrapolation_value</text:span> argument is optional; by default it is <text:a xlink:type="simple" xlink:href="https://arma.sourceforge.net/docs.html#constants" text:style-name="Internet_20_link" text:visited-style-name="Visited_20_Internet_20_Link">datum::nan</text:a> (not-a-number) </text:p>
        </text:list-item>
        <text:list-item>
          <text:p text:style-name="P30">Examples: </text:p>
          <text:list>
            <text:list-header>
              <text:p text:style-name="P11">mat Z;</text:p>
              <text:p text:style-name="P11"/>
              <text:p text:style-name="P11">Z.load("input_image.pgm", pgm_binary); <text:s/>// load an image in pgm format</text:p>
              <text:p text:style-name="P11"/>
              <text:p text:style-name="P11">vec X = regspace(1, Z.n_cols); <text:s/>// X = horizontal spacing</text:p>
              <text:p text:style-name="P11">vec Y = regspace(1, Z.n_rows); <text:s/>// Y = vertical spacing</text:p>
              <text:p text:style-name="P11"/>
              <text:p text:style-name="P11">vec XI = regspace(X.min(), 1.0/2.0, X.max()); // magnify by approx 2</text:p>
              <text:p text:style-name="P11">vec YI = regspace(Y.min(), 1.0/3.0, Y.max()); // magnify by approx 3</text:p>
              <text:p text:style-name="P11"/>
              <text:p text:style-name="P11">mat ZI;</text:p>
              <text:p text:style-name="P11"/>
              <text:p text:style-name="P11">interp2(X, Y, Z, XI, YI, ZI); <text:s/>// use linear interpolation by default</text:p>
              <text:p text:style-name="P11"/>
              <text:p text:style-name="P12">ZI.save("output_image.pgm", pgm_binary);</text:p>
            </text:list-header>
          </text:list>
          <text:p text:style-name="P31"/>
        </text:list-item>
        <text:list-item>
          <text:p text:style-name="P31">See also: </text:p>
          <text:list>
            <text:list-item>
              <text:p text:style-name="P31"><text:a xlink:type="simple" xlink:href="https://arma.sourceforge.net/docs.html#interp1" text:style-name="Internet_20_link" text:visited-style-name="Visited_20_Internet_20_Link">interp1()</text:a> </text:p>
            </text:list-item>
            <text:list-item>
              <text:p text:style-name="P31"><text:a xlink:type="simple" xlink:href="https://arma.sourceforge.net/docs.html#regspace" text:style-name="Internet_20_link" text:visited-style-name="Visited_20_Internet_20_Link">regspace()</text:a> </text:p>
            </text:list-item>
            <text:list-item>
              <text:p text:style-name="P31"><text:a xlink:type="simple" xlink:href="https://arma.sourceforge.net/docs.html#conv2" text:style-name="Internet_20_link" text:visited-style-name="Visited_20_Internet_20_Link">conv2()</text:a> </text:p>
            </text:list-item>
            <text:list-item>
              <text:p text:style-name="P31"><text:a xlink:type="simple" xlink:href="https://arma.sourceforge.net/docs.html#reshape" text:style-name="Internet_20_link" text:visited-style-name="Visited_20_Internet_20_Link">reshape()</text:a> </text:p>
            </text:list-item>
            <text:list-item>
              <text:p text:style-name="P31"><text:a xlink:type="simple" xlink:href="https://en.wikipedia.org/wiki/Bilinear_interpolation" text:style-name="Internet_20_link" text:visited-style-name="Visited_20_Internet_20_Link">bilinear interpolation in Wikipedia</text:a> </text:p>
            </text:list-item>
          </text:list>
          <text:p text:style-name="P30"/>
        </text:list-item>
      </text:list>
      <text:p text:style-name="Horizontal_20_Line"/>
      <text:p text:style-name="P19"/>
      <text:p text:style-name="Text_20_body"><text:bookmark text:name="polyfit"/><text:soft-page-break/><text:span text:style-name="T1">P = polyfit( X, Y, N )</text:span> <text:line-break/><text:span text:style-name="T1">polyfit( P, X, Y, N )</text:span> </text:p>
      <text:list xml:id="list564972968" text:style-name="L7">
        <text:list-item>
          <text:p text:style-name="P33">Given a 1D function specified in vectors <text:span text:style-name="T3">X</text:span> and <text:span text:style-name="T3">Y</text:span> (where <text:span text:style-name="T3">X</text:span> holds independent values and <text:span text:style-name="T3">Y</text:span> holds the corresponding dependent values), <text:line-break/>model the function as a polynomial of order <text:span text:style-name="T3">N</text:span> and store the polynomial coefficients in column vector <text:span text:style-name="T3">P</text:span> </text:p>
        </text:list-item>
        <text:list-item>
          <text:p text:style-name="P33">The given function is modelled as: </text:p>
          <text:list>
            <text:list-header>
              <text:p text:style-name="P33">y = p<text:span text:style-name="T4">0</text:span>x<text:span text:style-name="T5">N</text:span> + p<text:span text:style-name="T4">1</text:span>x<text:span text:style-name="T5">N-1</text:span> + p<text:span text:style-name="T4">2</text:span>x<text:span text:style-name="T5">N-2</text:span> + ... + p<text:span text:style-name="T4">N-1</text:span>x<text:span text:style-name="T5">1</text:span> + p<text:span text:style-name="T4">N</text:span> </text:p>
            </text:list-header>
          </text:list>
          <text:p text:style-name="P33">where p<text:span text:style-name="T4">i</text:span> is the i-th polynomial coefficient; the coefficients are selected to minimise the overall error of the fit (least squares) </text:p>
        </text:list-item>
        <text:list-item>
          <text:p text:style-name="P33">The column vector <text:span text:style-name="T3">P</text:span> has <text:span text:style-name="T3">N+1</text:span> coefficients </text:p>
        </text:list-item>
        <text:list-item>
          <text:p text:style-name="P33"><text:span text:style-name="T3">N</text:span> must be smaller than the number of elements in <text:span text:style-name="T3">X</text:span> </text:p>
        </text:list-item>
        <text:list-item>
          <text:p text:style-name="P33">If the polynomial coefficients cannot be found: </text:p>
          <text:list>
            <text:list-item>
              <text:p text:style-name="P33"><text:span text:style-name="T3">P = polyfit( X, Y, N )</text:span> resets <text:span text:style-name="T3">P</text:span> and throws a <text:span text:style-name="T3">std::runtime_error</text:span> exception </text:p>
            </text:list-item>
            <text:list-item>
              <text:p text:style-name="P33"><text:span text:style-name="T3">polyfit( P, X, Y, N )</text:span> resets <text:span text:style-name="T3">P</text:span> and returns a bool set to <text:span text:style-name="T3">false</text:span> (exception is not thrown) </text:p>
            </text:list-item>
          </text:list>
          <text:p text:style-name="P33"/>
        </text:list-item>
        <text:list-item>
          <text:p text:style-name="P32">Examples: </text:p>
          <text:list>
            <text:list-header>
              <text:p text:style-name="P13">vec x = linspace&lt;vec&gt;(0,4*datum::pi,100);</text:p>
              <text:p text:style-name="P13">vec y = cos(x);</text:p>
              <text:p text:style-name="P13"/>
              <text:p text:style-name="P14">vec p = polyfit(x,y,10);</text:p>
            </text:list-header>
          </text:list>
          <text:p text:style-name="P33"/>
        </text:list-item>
        <text:list-item>
          <text:p text:style-name="P33">See also: </text:p>
          <text:list>
            <text:list-item>
              <text:p text:style-name="P33"><text:a xlink:type="simple" xlink:href="https://arma.sourceforge.net/docs.html#polyval" text:style-name="Internet_20_link" text:visited-style-name="Visited_20_Internet_20_Link">polyval()</text:a> </text:p>
            </text:list-item>
            <text:list-item>
              <text:p text:style-name="P33"><text:a xlink:type="simple" xlink:href="https://arma.sourceforge.net/docs.html#roots" text:style-name="Internet_20_link" text:visited-style-name="Visited_20_Internet_20_Link">roots()</text:a> </text:p>
            </text:list-item>
            <text:list-item>
              <text:p text:style-name="P33"><text:a xlink:type="simple" xlink:href="https://arma.sourceforge.net/docs.html#interp1" text:style-name="Internet_20_link" text:visited-style-name="Visited_20_Internet_20_Link">interp1()</text:a> </text:p>
            </text:list-item>
            <text:list-item>
              <text:p text:style-name="P33"><text:a xlink:type="simple" xlink:href="https://en.wikipedia.org/wiki/Polynomial" text:style-name="Internet_20_link" text:visited-style-name="Visited_20_Internet_20_Link">polynomial in Wikipedia</text:a> </text:p>
            </text:list-item>
            <text:list-item>
              <text:p text:style-name="P33"><text:a xlink:type="simple" xlink:href="https://en.wikipedia.org/wiki/Least_squares" text:style-name="Internet_20_link" text:visited-style-name="Visited_20_Internet_20_Link">least squares in Wikipedia</text:a> </text:p>
            </text:list-item>
            <text:list-item>
              <text:p text:style-name="P33"><text:a xlink:type="simple" xlink:href="https://en.wikipedia.org/wiki/Curve_fitting" text:style-name="Internet_20_link" text:visited-style-name="Visited_20_Internet_20_Link">curve fitting in Wikipedia</text:a> </text:p>
            </text:list-item>
            <text:list-item>
              <text:p text:style-name="P33"><text:a xlink:type="simple" xlink:href="https://mathworld.wolfram.com/LeastSquaresFitting.html" text:style-name="Internet_20_link" text:visited-style-name="Visited_20_Internet_20_Link">least squares fitting in MathWorld</text:a> </text:p>
            </text:list-item>
          </text:list>
          <text:p text:style-name="P32"/>
        </text:list-item>
      </text:list>
      <text:p text:style-name="Horizontal_20_Line"/>
      <text:p text:style-name="P19"/>
      <text:p text:style-name="Text_20_body"><text:bookmark text:name="polyval"/><text:span text:style-name="T1">Y = polyval( P, X )</text:span> </text:p>
      <text:list xml:id="list916136105" text:style-name="L8">
        <text:list-item>
          <text:p text:style-name="P35">Given vector <text:span text:style-name="T3">P</text:span> of polynomial coefficients and vector <text:span text:style-name="T3">X</text:span> containing the independent values of a 1D function, <text:line-break/>generate vector <text:span text:style-name="T3">Y</text:span> which contains the corresponding dependent values </text:p>
        </text:list-item>
        <text:list-item>
          <text:p text:style-name="P35">For each <text:span text:style-name="T3">x</text:span> value in vector <text:span text:style-name="T3">X</text:span>, the corresponding <text:span text:style-name="T3">y</text:span> value in vector <text:span text:style-name="T3">Y</text:span> is generated using: </text:p>
          <text:list>
            <text:list-header>
              <text:p text:style-name="P35">y = p<text:span text:style-name="T4">0</text:span>x<text:span text:style-name="T5">N</text:span> + p<text:span text:style-name="T4">1</text:span>x<text:span text:style-name="T5">N-1</text:span> + p<text:span text:style-name="T4">2</text:span>x<text:span text:style-name="T5">N-2</text:span> + ... + p<text:span text:style-name="T4">N-1</text:span>x<text:span text:style-name="T5">1</text:span> + p<text:span text:style-name="T4">N</text:span> </text:p>
            </text:list-header>
          </text:list>
          <text:p text:style-name="P35">where p<text:span text:style-name="T4">i</text:span> is the i-th polynomial coefficient in vector <text:span text:style-name="T3">P</text:span> </text:p>
        </text:list-item>
        <text:list-item>
          <text:p text:style-name="P35"><text:span text:style-name="T3">P</text:span> must contain polynomial coefficients in descending powers (eg. generated by the <text:a xlink:type="simple" xlink:href="https://arma.sourceforge.net/docs.html#polyfit" text:style-name="Internet_20_link" text:visited-style-name="Visited_20_Internet_20_Link">polyfit()</text:a> function) </text:p>
        </text:list-item>
        <text:list-item>
          <text:p text:style-name="P34">Examples: </text:p>
          <text:list>
            <text:list-header>
              <text:p text:style-name="P15"><text:soft-page-break/>vec x1 = linspace&lt;vec&gt;(0,4*datum::pi,100);</text:p>
              <text:p text:style-name="P15">vec y1 = cos(x1);</text:p>
              <text:p text:style-name="P15">vec p1 = polyfit(x1,y1,10);</text:p>
              <text:p text:style-name="P15"/>
              <text:p text:style-name="P16">vec y2 = polyval(p1,x1);</text:p>
            </text:list-header>
          </text:list>
          <text:p text:style-name="P35"/>
        </text:list-item>
        <text:list-item>
          <text:p text:style-name="P35">See also: </text:p>
          <text:list>
            <text:list-item>
              <text:p text:style-name="P35"><text:a xlink:type="simple" xlink:href="https://arma.sourceforge.net/docs.html#polyfit" text:style-name="Internet_20_link" text:visited-style-name="Visited_20_Internet_20_Link">polyfit()</text:a> </text:p>
            </text:list-item>
            <text:list-item>
              <text:p text:style-name="P35"><text:a xlink:type="simple" xlink:href="https://arma.sourceforge.net/docs.html#roots" text:style-name="Internet_20_link" text:visited-style-name="Visited_20_Internet_20_Link">roots()</text:a> </text:p>
            </text:list-item>
            <text:list-item>
              <text:p text:style-name="P35"><text:a xlink:type="simple" xlink:href="https://arma.sourceforge.net/docs.html#interp1" text:style-name="Internet_20_link" text:visited-style-name="Visited_20_Internet_20_Link">interp1()</text:a> </text:p>
            </text:list-item>
            <text:list-item>
              <text:p text:style-name="P34"><text:a xlink:type="simple" xlink:href="https://en.wikipedia.org/wiki/Polynomial" text:style-name="Internet_20_link" text:visited-style-name="Visited_20_Internet_20_Link">polynomial in Wikipedia</text:a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3:00:10.644502673</meta:creation-date>
    <dc:date>2025-06-15T03:00:15.804933903</dc:date>
    <meta:editing-duration>PT5S</meta:editing-duration>
    <meta:editing-cycles>1</meta:editing-cycles>
    <meta:document-statistic meta:table-count="4" meta:image-count="0" meta:object-count="0" meta:page-count="7" meta:paragraph-count="231" meta:word-count="1581" meta:character-count="8317" meta:non-whitespace-character-count="6936"/>
    <meta:generator>LibreOffice/7.3.7.2$Linux_X86_64 LibreOffice_project/30$Build-2</meta:generator>
  </office:meta>
</office:document-meta>
</file>